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d0a9aa">
      <style:text-properties/>
    </style:style>
    <style:style style:family="table-cell" style:name="a9b1496">
      <style:table-cell-properties fo:border-top="0.18mm solid #000000"/>
    </style:style>
    <style:style style:family="table-cell" style:name="ac01203">
      <style:table-cell-properties fo:border-top="0.18mm solid #000000"/>
    </style:style>
    <style:style style:family="table-row" style:name="a3d43dd">
      <style:table-row-properties style:row-height="0.0mm"/>
    </style:style>
    <style:style style:family="table-cell" style:name="a3c6964">
      <style:table-cell-properties fo:border-bottom="0.18mm solid #000000"/>
    </style:style>
    <style:style style:family="table-cell" style:name="a2a560d">
      <style:table-cell-properties fo:border-bottom="0.18mm solid #000000"/>
    </style:style>
    <style:style style:family="table-column" style:name="a653a58">
      <style:table-column-properties style:rel-column-width="7679*"/>
    </style:style>
    <style:style style:family="table-column" style:name="a100828">
      <style:table-column-properties style:rel-column-width="640*"/>
    </style:style>
    <style:style style:family="table-column" style:name="adedf1b">
      <style:table-column-properties style:rel-column-width="7679*"/>
    </style:style>
    <style:style style:family="table" style:name="a790186">
      <style:table-properties style:rel-width="100%"/>
    </style:style>
    <style:style style:family="paragraph" style:name="a96fcc3">
      <style:paragraph-properties fo:margin-top="12.7mm"/>
    </style:style>
    <style:style style:family="table-row" style:name="a07b410">
      <style:table-row-properties style:row-height="7.93mm"/>
    </style:style>
    <style:style style:family="table-row" style:name="a3653ad">
      <style:table-row-properties style:row-height="7.93mm"/>
    </style:style>
    <style:style style:family="table-column" style:name="a857a05">
      <style:table-column-properties style:rel-column-width="14418*"/>
    </style:style>
    <style:style style:family="table-column" style:name="a4db8b5">
      <style:table-column-properties style:rel-column-width="1582*"/>
    </style:style>
    <style:style style:family="table" style:name="a9e3a3d" style:parent-style-name="FieldTripLetterTable">
      <style:table-properties style:rel-width="100%"/>
    </style:style>
    <style:style style:family="text" style:name="a61683a">
      <style:text-properties/>
    </style:style>
    <style:style style:family="table-column" style:name="af4b294">
      <style:table-column-properties style:rel-column-width="14418*"/>
    </style:style>
    <style:style style:family="table-column" style:name="a5d04f6">
      <style:table-column-properties style:rel-column-width="1582*"/>
    </style:style>
    <style:style style:family="table" style:name="a8df274" style:parent-style-name="FieldTripLetterTable">
      <style:table-properties/>
    </style:style>
    <style:style style:family="table-column" style:name="abc082e">
      <style:table-column-properties style:rel-column-width="14418*"/>
    </style:style>
    <style:style style:family="table-column" style:name="a3e2add">
      <style:table-column-properties style:rel-column-width="1582*"/>
    </style:style>
    <style:style style:family="table" style:name="a228ea5" style:parent-style-name="FieldTripLetterTable">
      <style:table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  <style:style style:family="table-row" style:name="a14ade8">
      <style:table-row-properties style:min-row-height="0.0mm"/>
    </style:style>
    <style:style style:family="paragraph" style:list-style-name="L1" style:name="a4573f3" style:parent-style-name="ListParagraph">
      <style:paragraph-properties/>
    </style:style>
    <style:style style:family="paragraph" style:list-style-name="L1" style:name="af5cadb" style:parent-style-name="ListParagraph">
      <style:paragraph-properties/>
    </style:style>
    <style:style style:family="paragraph" style:list-style-name="L1" style:name="a834153" style:parent-style-name="ListParagraph">
      <style:paragraph-properties/>
    </style:style>
    <style:style style:family="paragraph" style:list-style-name="L1" style:name="a3bed12" style:parent-style-name="ListParagraph">
      <style:paragraph-properties/>
    </style:style>
    <style:style style:family="paragraph" style:name="a3726c5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table:style-name="a356233">
            <text:list text:continue-numbering="true" text:style-name="L1">
              <text:list-item>
                <text:p text:style-name="aaaf1f7">1</text:p>
              </text:list-item>
            </text:list>
            <text:p text:style-name="a3726c5">2<text:span text:style-name="a61683a">Notfallkontakt:</text:span></text:p>
            <table:table table:style-name="a9e3a3d">
              <table:table-column table:style-name="a4db8b5"/>
              <table:table-column table:style-name="a857a05"/>
              <table:table-row table:style-name="a3653ad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07b410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96fcc3">Mein Kind darf im Notfall medizinisch betreut werden.</text:p>
            <table:table table:style-name="a790186">
              <table:table-column table:style-name="adedf1b"/>
              <table:table-column table:style-name="a100828"/>
              <table:table-column table:style-name="a653a58"/>
              <table:table-row>
                <table:table-cell table:style-name="a2a560d">
                  <text:p/>
                </table:table-cell>
                <table:table-cell>
                  <text:p/>
                </table:table-cell>
                <table:table-cell table:style-name="a3c6964">
                  <text:p/>
                </table:table-cell>
              </table:table-row>
              <table:table-row table:style-name="a3d43dd">
                <table:table-cell table:style-name="ac01203">
                  <text:p>Unterschrift der Eltern/eines Erziehungsberechtigten</text:p>
                </table:table-cell>
                <table:table-cell>
                  <text:p/>
                </table:table-cell>
                <table:table-cell table:style-name="a9b1496">
                  <text:p>Datum</text:p>
                </table:table-cell>
              </table:table-row>
            </table:table>
            <text:p text:style-name="Standard"/>
            <text:list text:continue-numbering="true" text:style-name="L1">
              <text:list-item>
                <text:p text:style-name="a3bed12"><text:span text:style-name="ad0a9aa">a</text:span></text:p>
              </text:list-item>
            </text:list>
            <text:list text:continue-numbering="true" text:style-name="L1">
              <text:list-item>
                <text:p text:style-name="af5cadb">3</text:p>
              </text:list-item>
              <text:list-item>
                <text:p text:style-name="a834153"/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14ade8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/>
        </text:list-item>
        <text:list-item>
          <text:list>
            <text:list-item/>
            <text:list-item>
              <text:list>
                <text:list-item/>
                <text:list-item>
                  <text:list>
                    <text:list-item/>
                    <text:list-item>
                      <text:list>
                        <text:list-item/>
                        <text:list-item>
                          <text:list>
                            <text:list-item/>
                            <text:list-item>
                              <text:list>
                                <text:list-item/>
                                <text:list-item>
                                  <text:list>
                                    <text:list-item/>
                                    <text:list-item>
                                      <text:list>
                                        <text:list-item/>
                                        <text:list-item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8-04-06T23:27:13</dc:date>
    <dc:creator>Svante Schubert</dc:creator>
    <meta:editing-duration>PT0.095S</meta:editing-duration>
    <meta:editing-cycles>22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